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6">
      <style:paragraph-properties fo:margin-top="0in" fo:margin-bottom="0in" loext:contextual-spacing="false"/>
    </style:style>
    <style:style style:name="P16" style:family="paragraph" style:parent-style-name="Text_20_body" style:list-style-name="L7">
      <style:paragraph-properties fo:margin-top="0in" fo:margin-bottom="0in" loext:contextual-spacing="false"/>
    </style:style>
    <style:style style:name="P17" style:family="paragraph" style:parent-style-name="Text_20_body" style:list-style-name="L8">
      <style:paragraph-properties fo:margin-top="0in" fo:margin-bottom="0in" loext:contextual-spacing="false"/>
    </style:style>
    <style:style style:name="P18" style:family="paragraph" style:parent-style-name="Text_20_body" style:list-style-name="L9">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Key Findings:</text:h>
      <text:h text:style-name="Heading_20_3" text:outline-level="3">1. <text:span text:style-name="Strong_20_Emphasis">Morin, Randolph &amp; Steinman (2015) - The Definitive FIA Study</text:span></text:h>
      <text:p text:style-name="Text_20_body">This study analyzed 55,013 remeasured trees across 2,616 FIA plots in the eastern USA and found that <text:span text:style-name="Strong_20_Emphasis">crown dieback was the single most important predictor of tree mortality</text:span> for both all species combined and for most individual species. This is your foundational citation.</text:p>
      <text:h text:style-name="Heading_20_3" text:outline-level="3">2. <text:span text:style-name="Strong_20_Emphasis">Fan et al. (2008) - Quantitative Odds Ratios for Oaks</text:span></text:h>
      <text:p text:style-name="Text_20_body">This Ozark study provides specific mortality multipliers by crown dieback class:</text:p>
      <text:p text:style-name="Text_20_body"><text:span text:style-name="Strong_20_Emphasis">For trees with SLIGHT dieback (5-33% crown dieback) vs. HEALTHY (&lt;5% dieback):</text:span></text:p>
      <text:list xml:id="list4019852434" text:style-name="L1">
        <text:list-item>
          <text:p text:style-name="P10">Black oak: 2.0x mortality risk </text:p>
        </text:list-item>
        <text:list-item>
          <text:p text:style-name="P10">Scarlet oak: 1.8x mortality risk </text:p>
        </text:list-item>
        <text:list-item>
          <text:p text:style-name="P1">White oaks: 2.6x mortality risk </text:p>
        </text:list-item>
      </text:list>
      <text:p text:style-name="Text_20_body"><text:span text:style-name="Strong_20_Emphasis">For trees with MODERATE dieback (33-66%) vs. HEALTHY:</text:span></text:p>
      <text:list xml:id="list3938173725" text:style-name="L2">
        <text:list-item>
          <text:p text:style-name="P11">Black oak: 6.5x mortality risk </text:p>
        </text:list-item>
        <text:list-item>
          <text:p text:style-name="P11">Scarlet oak: 3.8x mortality risk </text:p>
        </text:list-item>
        <text:list-item>
          <text:p text:style-name="P2">White oaks: 6.5x mortality risk </text:p>
        </text:list-item>
      </text:list>
      <text:p text:style-name="Text_20_body"><text:span text:style-name="Strong_20_Emphasis">For trees with SEVERE dieback (&gt;66%) vs. HEALTHY:</text:span></text:p>
      <text:list xml:id="list4201964524" text:style-name="L3">
        <text:list-item>
          <text:p text:style-name="P12">Black oak: 29.7x mortality risk </text:p>
        </text:list-item>
        <text:list-item>
          <text:p text:style-name="P12">Scarlet oak: 8.3x mortality risk </text:p>
        </text:list-item>
        <text:list-item>
          <text:p text:style-name="P3">White oaks: 7.1x mortality risk </text:p>
        </text:list-item>
      </text:list>
      <text:h text:style-name="Heading_20_3" text:outline-level="3">3. <text:span text:style-name="Strong_20_Emphasis">Sugar Maple Studies from Quebec/Ontario</text:span></text:h>
      <text:list xml:id="list2003323820" text:style-name="L4">
        <text:list-item>
          <text:p text:style-name="P13">Roy et al. (2006) found that sugar maples with &lt;75% crown dieback had relatively low mortality over 4 years </text:p>
        </text:list-item>
        <text:list-item>
          <text:p text:style-name="P13">Multiple studies confirm that crown condition is the primary predictor of sugar maple survival </text:p>
        </text:list-item>
        <text:list-item>
          <text:p text:style-name="P4">Trees in decline show 3-4x higher mortality than healthy trees </text:p>
        </text:list-item>
      </text:list>
      <text:h text:style-name="Heading_20_2" text:outline-level="2">Your Defensible Mortality Adjustment:</text:h>
      <text:p text:style-name="Text_20_body">Based on this literature, here's what you can justify:</text:p>
      <text:p text:style-name="Text_20_body"><text:span text:style-name="Strong_20_Emphasis">Conservative Estimate: 30-40% mortality reduction</text:span></text:p>
      <text:list xml:id="list3820086700" text:style-name="L5">
        <text:list-item>
          <text:p text:style-name="P14">Foresters selecting against trees with &gt;5-10% crown dieback would eliminate the "slightly declining" class </text:p>
        </text:list-item>
        <text:list-item>
          <text:p text:style-name="P14">This removes trees with 1.8-2.6x baseline mortality risk </text:p>
        </text:list-item>
        <text:list-item>
          <text:p text:style-name="P5">Translates to roughly 30-40% lower mortality rate for the selected population </text:p>
        </text:list-item>
      </text:list>
      <text:p text:style-name="Text_20_body"><text:span text:style-name="Strong_20_Emphasis">Moderate Estimate: 40-50% mortality reduction</text:span></text:p>
      <text:list xml:id="list1404297941" text:style-name="L6">
        <text:list-item>
          <text:p text:style-name="P15"><text:soft-page-break/>Foresters selecting against obvious decline symptoms (&gt;10-15% dieback, visible defects, poor vigor) </text:p>
        </text:list-item>
        <text:list-item>
          <text:p text:style-name="P15">Removes both "slight" and many "moderate" dieback trees </text:p>
        </text:list-item>
        <text:list-item>
          <text:p text:style-name="P6">Given that moderate dieback trees have 4-7x mortality risk, excluding these substantially reduces population mortality </text:p>
        </text:list-item>
      </text:list>
      <text:p text:style-name="Text_20_body"><text:span text:style-name="Strong_20_Emphasis">Aggressive Estimate: 50-60% mortality reduction</text:span></text:p>
      <text:list xml:id="list1713158362" text:style-name="L7">
        <text:list-item>
          <text:p text:style-name="P16">Strict selection for vigorous trees only (&lt;5% dieback, good form, no defects) </text:p>
        </text:list-item>
        <text:list-item>
          <text:p text:style-name="P16">This is the "high-grading for health" scenario </text:p>
        </text:list-item>
        <text:list-item>
          <text:p text:style-name="P7">Probably too optimistic for typical marking </text:p>
        </text:list-item>
      </text:list>
      <text:h text:style-name="Heading_20_2" text:outline-level="2">My Recommendation:</text:h>
      <text:p text:style-name="Text_20_body"><text:span text:style-name="Strong_20_Emphasis">Use a 40% mortality reduction for your base rules</text:span>, justified as follows:</text:p>
      <text:h text:style-name="Heading_20_3" text:outline-level="3">In Your Methods Section:</text:h>
      <text:p text:style-name="Text_20_body">"The mortality rates used in this analysis were derived from FIA data representing unfiltered forest populations. However, practical application of crop tree selection involves active discrimination against trees with visible health defects. Crown dieback is the strongest predictor of tree mortality in eastern forests (Morin et al. 2015), and trees with even slight crown dieback (5-33%) exhibit 1.8-2.6 times higher mortality than healthy trees, while those with moderate dieback (33-66%) show 3.8-6.5 times higher mortality (Fan et al. 2008).</text:p>
      <text:p text:style-name="Text_20_body">Foresters marking crop trees typically exclude individuals with significant crown dieback, stem defects, or poor vigor. To reflect this selection effect, we reduced mortality rates by 40% for our base analysis, representing a population pre-selected for good crown condition and absence of obvious defects. This adjustment is conservative compared to the mortality differences observed between health classes in the literature."</text:p>
      <text:h text:style-name="Heading_20_3" text:outline-level="3">In Your Sensitivity Analysis:</text:h>
      <text:p text:style-name="Text_20_body">Show results at:</text:p>
      <text:list xml:id="list1218220727" text:style-name="L8">
        <text:list-item>
          <text:p text:style-name="P17">0% reduction (unadjusted FIA mortality - for planning/policy use) </text:p>
        </text:list-item>
        <text:list-item>
          <text:p text:style-name="P17">25% reduction (minimal health selection) </text:p>
        </text:list-item>
        <text:list-item>
          <text:p text:style-name="P17"><text:span text:style-name="Strong_20_Emphasis">40% reduction (BASE - typical field selection)</text:span> </text:p>
        </text:list-item>
        <text:list-item>
          <text:p text:style-name="P8">60% reduction (strict health selection) </text:p>
        </text:list-item>
      </text:list>
      <text:p text:style-name="Text_20_body">This lets readers see the range and understand that 40% is a reasonable middle ground.</text:p>
      <text:h text:style-name="Heading_20_3" text:outline-level="3">Key Citations to Include:</text:h>
      <text:list xml:id="list2606984433" text:style-name="L9">
        <text:list-item>
          <text:p text:style-name="P18"><text:span text:style-name="Strong_20_Emphasis">Morin, R.S., Randolph, K.C., Steinman, J. (2015)</text:span>. Mortality rates associated with crown health for eastern forest tree species. Environmental Monitoring and Assessment 187:87. </text:p>
          <text:list>
            <text:list-item>
              <text:p text:style-name="P18"><text:span text:style-name="Emphasis">This is your anchor citation showing crown health is the #1 mortality predictor</text:span> </text:p>
            </text:list-item>
          </text:list>
        </text:list-item>
        <text:list-item>
          <text:p text:style-name="P18"><text:soft-page-break/><text:span text:style-name="Strong_20_Emphasis">Fan, Z., Kabrick, J.M., Spetich, M.A., Shifley, S.R., Jensen, R.G. (2008)</text:span>. Oak mortality associated with crown dieback and oak borer attack in the Ozark Highlands. Forest Ecology and Management 255:2297-2305. </text:p>
          <text:list>
            <text:list-item>
              <text:p text:style-name="P18"><text:span text:style-name="Emphasis">Provides quantitative odds ratios you can cite</text:span> </text:p>
            </text:list-item>
          </text:list>
        </text:list-item>
        <text:list-item>
          <text:p text:style-name="P18"><text:span text:style-name="Strong_20_Emphasis">Roy, G., Larocque, G.R., Ansseau, C. (2006)</text:span>. Prediction of mortality in Appalachian sugar maple stands affected by dieback in southeastern Quebec. Forest Ecology and Management 228:115-123. </text:p>
          <text:list>
            <text:list-item>
              <text:p text:style-name="P9"><text:span text:style-name="Emphasis">Sugar maple-specific mortality relationships</text:span></text:p>
            </text:list-item>
          </text:list>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6-01-14T08:31:37.477000000</meta:creation-date>
    <dc:date>2026-01-14T08:32:18.303000000</dc:date>
    <meta:editing-duration>PT41S</meta:editing-duration>
    <meta:editing-cycles>1</meta:editing-cycles>
    <meta:document-statistic meta:table-count="0" meta:image-count="0" meta:object-count="0" meta:page-count="3" meta:paragraph-count="54" meta:word-count="664" meta:character-count="4396" meta:non-whitespace-character-count="3787"/>
    <meta:generator>LibreOffice/6.4.4.2$Windows_X86_64 LibreOffice_project/3d775be2011f3886db32dfd395a6a6d1ca2630ff</meta:generator>
  </office:meta>
</office:document-meta>
</file>